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2pt" fo:language="fr" fo:country="FR" fo:font-weight="bold" officeooo:rsid="000d87ec" officeooo:paragraph-rsid="000d87ec" style:font-size-asian="12pt" style:font-weight-asian="bold"/>
    </style:style>
    <style:style style:name="P2" style:family="paragraph" style:parent-style-name="Standard">
      <style:text-properties officeooo:paragraph-rsid="0039305e"/>
    </style:style>
    <style:style style:name="P3" style:family="paragraph" style:parent-style-name="Standard">
      <style:text-properties style:font-name="Ubuntu" fo:font-size="12pt" fo:language="fr" fo:country="FR" fo:font-weight="bold" officeooo:rsid="0039305e" officeooo:paragraph-rsid="003aa26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Ubuntu" fo:font-size="12pt" fo:language="fr" fo:country="FR" fo:font-weight="normal" officeooo:rsid="00410090" officeooo:paragraph-rsid="0041009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Ubuntu" fo:font-size="12pt" fo:language="fr" fo:country="FR" fo:font-weight="normal" officeooo:rsid="0044cdd0" officeooo:paragraph-rsid="0044cdd0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Ubuntu" fo:font-size="12pt" fo:language="fr" fo:country="FR" fo:font-weight="normal" officeooo:rsid="0043c3ab" officeooo:paragraph-rsid="0043c3a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Ubuntu" fo:font-size="12pt" fo:language="fr" fo:country="FR" fo:font-weight="normal" officeooo:rsid="004618a1" officeooo:paragraph-rsid="004618a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fr" fo:country="FR" fo:font-weight="normal" officeooo:rsid="00410090" officeooo:paragraph-rsid="0044fac5" style:font-size-asian="12pt" style:font-weight-asian="normal" style:font-name-complex="Ubuntu" style:font-size-complex="12pt" style:font-weight-complex="normal"/>
    </style:style>
    <style:style style:name="P9" style:family="paragraph" style:parent-style-name="Standard">
      <style:text-properties style:font-name="Ubuntu" fo:font-size="12pt" officeooo:paragraph-rsid="0044fac5" style:font-size-asian="12pt" style:font-name-complex="Ubuntu" style:font-size-complex="12pt"/>
    </style:style>
    <style:style style:name="P10" style:family="paragraph" style:parent-style-name="Standard">
      <style:text-properties style:font-name="Ubuntu" officeooo:paragraph-rsid="0044fac5" style:font-name-complex="Ubuntu"/>
    </style:style>
    <style:style style:name="P11" style:family="paragraph" style:parent-style-name="Standard">
      <style:text-properties fo:font-weight="normal" officeooo:rsid="003e528b" officeooo:paragraph-rsid="003e528b" style:font-weight-asian="normal" style:font-weight-complex="normal"/>
    </style:style>
    <style:style style:name="P12" style:family="paragraph" style:parent-style-name="Standard">
      <style:text-properties fo:font-weight="normal" officeooo:rsid="00410090" officeooo:paragraph-rsid="00410090" style:font-weight-asian="normal" style:font-weight-complex="normal"/>
    </style:style>
    <style:style style:name="P13" style:family="paragraph" style:parent-style-name="Standard">
      <style:text-properties officeooo:paragraph-rsid="003e528b"/>
    </style:style>
    <style:style style:name="P14" style:family="paragraph" style:parent-style-name="Standard">
      <style:text-properties style:use-window-font-color="true" style:font-name="Ubuntu" fo:font-size="12pt" fo:language="fr" fo:country="FR" fo:font-weight="normal" officeooo:rsid="00410090" officeooo:paragraph-rsid="0044cdd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text-properties style:use-window-font-color="true" style:font-name="Ubuntu" fo:font-size="12pt" fo:language="fr" fo:country="FR" fo:font-weight="normal" officeooo:rsid="0044cdd0" officeooo:paragraph-rsid="0044cdd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6" style:family="paragraph" style:parent-style-name="Standard">
      <style:text-properties style:use-window-font-color="true" style:font-name="Ubuntu" fo:font-size="12pt" fo:language="fr" fo:country="FR" fo:font-weight="normal" officeooo:rsid="0044cdd0" officeooo:paragraph-rsid="0044cdd0" style:font-name-asian="Times New Roman" style:font-size-asian="12pt" style:font-weight-asian="normal" style:font-name-complex="Ubuntu" style:font-size-complex="12pt" style:language-complex="ar" style:country-complex="SA" style:font-weight-complex="normal"/>
    </style:style>
    <style:style style:name="P17" style:family="paragraph" style:parent-style-name="Standard">
      <style:text-properties style:use-window-font-color="true" style:font-name="Ubuntu" fo:font-size="12pt" fo:language="fr" fo:country="FR" fo:font-weight="normal" officeooo:paragraph-rsid="0044fac5" style:font-name-asian="Times New Roman" style:font-size-asian="12pt" style:font-weight-asian="normal" style:font-name-complex="Ubuntu" style:font-size-complex="12pt" style:language-complex="ar" style:country-complex="SA" style:font-weight-complex="normal"/>
    </style:style>
    <style:style style:name="P18" style:family="paragraph" style:parent-style-name="Standard">
      <style:text-properties style:use-window-font-color="true" style:font-name="Ubuntu" fo:font-size="12pt" fo:language="fr" fo:country="FR" fo:font-weight="normal" officeooo:rsid="0044fac5" officeooo:paragraph-rsid="0044fac5" style:font-name-asian="Times New Roman" style:font-size-asian="12pt" style:font-weight-asian="normal" style:font-name-complex="Ubuntu" style:font-size-complex="12pt" style:language-complex="ar" style:country-complex="SA" style:font-weight-complex="normal"/>
    </style:style>
    <style:style style:name="P19" style:family="paragraph" style:parent-style-name="Standard">
      <style:text-properties fo:color="#313739" style:font-name="Monospace" fo:font-size="10pt" fo:language="fr" fo:country="FR" fo:font-weight="normal" officeooo:paragraph-rsid="0044fac5" style:font-size-asian="10pt" style:font-weight-asian="normal" style:font-name-complex="Monospace" style:font-size-complex="12pt" style:font-weight-complex="normal"/>
    </style:style>
    <style:style style:name="P20" style:family="paragraph" style:parent-style-name="Table_20_Contents">
      <style:text-properties officeooo:rsid="003aa26d" officeooo:paragraph-rsid="003aa26d"/>
    </style:style>
    <style:style style:name="P21" style:family="paragraph" style:parent-style-name="Table_20_Contents">
      <style:text-properties officeooo:rsid="003c9cd3" officeooo:paragraph-rsid="003c9cd3"/>
    </style:style>
    <style:style style:name="P22" style:family="paragraph" style:parent-style-name="Table_20_Heading">
      <style:text-properties officeooo:rsid="003aa26d" officeooo:paragraph-rsid="003aa26d"/>
    </style:style>
    <style:style style:name="P23" style:family="paragraph" style:parent-style-name="Text_20_body">
      <style:text-properties style:font-name="Ubuntu" officeooo:paragraph-rsid="0044fac5"/>
    </style:style>
    <style:style style:name="P24" style:family="paragraph" style:parent-style-name="Heading_20_2">
      <style:text-properties style:use-window-font-color="true" style:font-name="Ubuntu" fo:font-size="12pt" fo:language="fr" fo:country="FR" fo:font-weight="bold" officeooo:paragraph-rsid="0047c9e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Text_20_body" style:master-page-name="Standard">
      <style:paragraph-properties style:page-number="auto"/>
      <style:text-properties style:use-window-font-color="true" style:font-name="Ubuntu" fo:font-size="12pt" fo:language="fr" fo:country="FR" fo:font-weight="normal" officeooo:rsid="0044cdd0" officeooo:paragraph-rsid="0049b015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6" style:family="paragraph" style:parent-style-name="Heading_20_3">
      <style:text-properties style:font-name="Ubuntu" fo:font-size="12pt" fo:language="fr" fo:country="FR" fo:font-weight="bold" style:font-size-asian="12pt" style:font-weight-asian="bold" style:font-size-complex="12pt" style:font-weight-complex="bold"/>
    </style:style>
    <style:style style:name="P27" style:family="paragraph" style:parent-style-name="Heading_20_3">
      <style:text-properties style:font-name="Ubuntu" fo:font-size="12pt" fo:language="fr" fo:country="FR" officeooo:rsid="0039305e" officeooo:paragraph-rsid="0039305e" style:font-size-asian="12pt" style:font-size-complex="12pt"/>
    </style:style>
    <style:style style:name="P28" style:family="paragraph" style:parent-style-name="Heading_20_3" style:master-page-name="Standard">
      <style:paragraph-properties style:page-number="auto"/>
      <style:text-properties style:font-name="Ubuntu" fo:font-size="12pt" fo:language="fr" fo:country="FR" fo:font-weight="bold" officeooo:rsid="003e528b" officeooo:paragraph-rsid="003e528b" style:font-size-asian="12pt" style:font-weight-asian="bold" style:font-size-complex="12pt" style:font-weight-complex="bold"/>
    </style:style>
    <style:style style:name="T1" style:family="text">
      <style:text-properties officeooo:rsid="002a7bf2"/>
    </style:style>
    <style:style style:name="T2" style:family="text">
      <style:text-properties officeooo:rsid="001159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ad9c3" style:font-weight-asian="bold" style:font-weight-complex="bold"/>
    </style:style>
    <style:style style:name="T5" style:family="text">
      <style:text-properties fo:font-weight="bold" officeooo:rsid="003e528b" style:font-weight-asian="bold" style:font-weight-complex="bold"/>
    </style:style>
    <style:style style:name="T6" style:family="text">
      <style:text-properties style:font-name="Ubuntu" fo:font-size="12pt" fo:language="fr" fo:country="FR" style:font-size-asian="12pt" style:font-size-complex="12pt"/>
    </style:style>
    <style:style style:name="T7" style:family="text">
      <style:text-properties style:font-name="Ubuntu" fo:font-size="12pt" fo:language="fr" fo:country="FR" officeooo:rsid="0039305e" style:font-size-asian="12pt" style:font-size-complex="12pt"/>
    </style:style>
    <style:style style:name="T8" style:family="text">
      <style:text-properties style:use-window-font-color="true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Ubuntu" fo:font-size="11pt" fo:language="en" fo:country="GB" fo:font-weight="bold" officeooo:rsid="003e528b" style:font-name-asian="Times New Roman" style:font-size-asian="11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10" style:family="text">
      <style:text-properties style:font-name-complex="Ubuntu"/>
    </style:style>
    <style:style style:name="T11" style:family="text">
      <style:text-properties officeooo:rsid="003b2cd1"/>
    </style:style>
    <style:style style:name="T12" style:family="text">
      <style:text-properties officeooo:rsid="003b3c77"/>
    </style:style>
    <style:style style:name="T13" style:family="text">
      <style:text-properties officeooo:rsid="0044fac5"/>
    </style:style>
    <style:style style:name="T14" style:family="text">
      <style:text-properties officeooo:rsid="004618a1"/>
    </style:style>
    <style:style style:name="T15" style:family="text">
      <style:text-properties style:language-asian="zh" style:country-asian="C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5">Nom des membres du groupe :</text:span></text:p>
      <text:h text:style-name="P27" text:outline-level="3"><text:span text:style-name="T5">Partie 1 — </text:span><text:span text:style-name="T4">É</text:span><text:span text:style-name="T3">valuation heuristique</text:span></text:h>
      <text:p text:style-name="P2"/>
      <text:p text:style-name="P11"><text:span text:style-name="T7">A</text:span><text:span text:style-name="T6">nalysez une interface en fonction des critères suivant. Définissez les actions à faire.</text:span></text:p>
      <text:p text:style-name="P11"/>
      <text:p text:style-name="P5">Par exemple : réserver un vol Nice Paris pour le week end prochain sur le site d'airfrance.</text:p>
      <text:p text:style-name="P11"/>
      <text:p text:style-name="P6">Trois possibilités : oui, non concerné, non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22">Critère</text:p>
            </table:table-cell>
            <table:table-cell table:style-name="Tableau1.B1" office:value-type="string">
              <text:p text:style-name="P22">Analyse / Action</text:p>
            </table:table-cell>
          </table:table-row>
        </table:table-header-rows>
        <table:table-row>
          <table:table-cell table:style-name="Tableau1.A2" office:value-type="string">
            <text:p text:style-name="P20">Le titre de chaque page permet d'identifier son contenu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a durée des contenus vidéo ou audio est indiqué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s sons et vidéos sont déclenchés par l'utilisateur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a création d'un mot de passe par l'utilisateur est validée par une double saisi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 format des fichiers proposés en téléchargement est indiqué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s animations, sons et clignotements peuvent être mis en paus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En cas de rejet des données saisies dans un formulaire, les champs contenant les données rejetées sont indiqués à l'utilisateur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s processus complexes sont accompagnés de la liste de leurs étapes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'étape en cours d'un processus complexe est indiqué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'étiquette de chaque champ de formulaire indique si la saisie est obligatoir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a page affichée après l'envoi d'un formulaire permet de reprendre directement la navig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s champs de saisie de type mail, URL, téléphone, nombre, recherche, mots de passe, heure et date sont dotés du type approprié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s numéros de téléphone sont activables via le protocole approprié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Chaque champ de formulaire peut être activé via une action sur son étiquette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Chaque zone d'interaction tactile est de taille </text:p>
            <text:p text:style-name="P20">suffisante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s espaces entre les zones d'interaction tactiles sont suffisants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s espaces entre les zones d'interaction tactile et les bords de la zone d'affichage du système sont <text:soft-page-break/>suffisants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s contenus audiovisuels sont accompagnés d'une transcription textuelle équivalente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s contenus multimédia ne sont téléchargés qu'à la demande explicite de l'utilisateur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a cible et le rôle d'un lien, d'un bouton ou d'un élément de formulaire sont compréhensibles hors survol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s pictogrammes utilisés pour la navigation sont accompagnés d'une légende explicite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 site ne bloque pas les fonctionnalités de zoom du navigateur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 soulignement est réservé aux hyperliens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Les hyperliens sont visuellement différenciés du reste du contenu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Chaque numéro de téléphone est indiqué au format international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Chaque page affiche une information permettant de connaître son emplacement dans l'arborescence du site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Il est possible de revenir à la page d'accueil depuis toutes les pages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 focus clavier n'est ni supprimé ni masqué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 site ne comporte pas de liens internes vers des pages en construc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'inscription aux newsletters est soumise à un processus de confirmation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Un lien de désinscription est présent dans chaque newslett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a charte graphique est cohérente sur l'ensemble du site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 site propose une procédure de réinitialisation du mot de passe en cas de perte, de vol ou d'oubli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échanges de données sensibles sont sécurisés et signalés comme tels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données sensibles ne sont pas transmises en clair dans les URL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informations sur la sécurité des transactions sont indiquées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 serveur envoie les informations permettant la mise en cache des contenus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'information n'est pas véhiculée uniquement par la couleur.</text:p>
          </table:table-cell>
          <table:table-cell table:style-name="Tableau1.B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21">Les textes pouvant être mis en forme via des styles ne sont pas remplacés par des images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mots ne comportent ni espaces ni balisage interne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syntaxes cryptiques (langage SMS, ACSII art, etc) sont explicitées ou traduites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'emplacement des blocs de navigation est cohérent dans le code source de toutes les pages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vignettes ne sont pas des images de taille supérieure redimensionnées côté client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En cas de rejet des données saisies dans un formulaire, les raisons du rejet sont indiquées à l'utilisateur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ors de la saisie d'un formulaire réparti sur plusieurs pages, un récapitulatif global est affiché avant l'envoi définitif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a soumission d'un formulaire est suivie d'un message indiquant la réussite ou non de l'action souhaité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hyperliens de même nature ont des couleurs, des formes et des comportements identiques sur toutes les pages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a page de résultats de recherche indique le nombre de résultats, le nombre de pages de résultats, et le nombre de résultats par pag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blocs de navigation de même nature sont affichés au même emplacement sur toutes les pages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Un contenu qui doit être restitué dans un lecteur d'écran ne lui est pas dissimulé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a taille des polices destinées à l'affichage écran est exprimée en taille variable et non en taille fixe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mots de passe peuvent être choisis ou changés par l'utilisateu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a première occurence d'une abréviation ou d'un acronyme dans le corps de chaque page donne accès à sa signific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 contenu de chaque page du site ne comporte pas de faute d'orthograph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 déroulement des animations ne bloque pas la navigation ou l'accès aux contenus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 libellé de chaque hyperliens décrit sa fonction ou la nature du contenu vers lequel ils point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hyperliens internes et externes sont différenciés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a fréquence d'envoi des newsletters est consultable </text:p>
            <text:p text:style-name="P21"><text:soft-page-break/>avant l'abonnement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archives de newsletter sont disponibles en lign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 nombre de polices utilisées sur le site est inférieur ou égal à trois (sauf présentation de travaux ou produits graphiques)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contenus sont présentés avec un contraste suffisant par rapport à leur arrière-pla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Un contenu n'est pas désigné uniquement par sa forme, ou par sa position à l'écran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 contenu textuel reste lisible avec une taille de caractère augmentée d'un facteur 2 dans le navigateur.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Les mises en majuscules à des fins décoratives sont effectuées à l'aide des styles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3"/>
      <text:h text:style-name="P28" text:outline-level="3">Partie 2 — Actions prioritaire </text:h>
      <text:p text:style-name="P13"/>
      <text:p text:style-name="P7">Listez les problèmes rencontré à la partie 1 en les triant du plus critique au moins critique.</text:p>
      <text:p text:style-name="P7">Spécifiez pour chaque problème l’action à réaliser.</text:p>
      <text:p text:style-name="P11"/>
      <text:h text:style-name="P26" text:outline-level="3">Partie 3 — Faites une analyse pas à pas</text:h>
      <text:p text:style-name="P12"/>
      <text:p text:style-name="P4">Définissez rapidement un personas et une tâche à effectuer pour réaliser <text:span text:style-name="T8">une analyse pas à pas.</text:span></text:p>
      <text:p text:style-name="P14"/>
      <text:p text:style-name="P15">Personas : <text:span text:style-name="T10">Mme. Cathy Battista, niçoise 55 ans, travail comme cuisinière en collectivité depuis 35 ans pour une petite paye. Elle essaye de prendre l'avion une fois par an pour rendre visite à ses petits enfants en normandie. Elle a un téléphone a clapet et n'utilise que l'ordinateur de son travail.</text:span></text:p>
      <text:p text:style-name="P15"/>
      <text:p text:style-name="P16">Tâche : Réserver un vol Nice Caen pour vendredi en 8 sur le site d'airfrance.</text:p>
      <text:p text:style-name="P14"/>
      <text:p text:style-name="P4"><text:span text:style-name="T8">Comm</text:span>entez en détail votre analyse.</text:p>
      <text:p text:style-name="P4"/>
      <text:p text:style-name="P24">Partie <text:span text:style-name="T13">4 </text:span>— <text:span text:style-name="T11">Principe de proximité</text:span></text:p>
      <text:p text:style-name="P23"/>
      <text:p text:style-name="P17">Observer l<text:span text:style-name="T12">'interface</text:span> suivant :</text:p>
      <text:p text:style-name="P18">http://codepen.io/nathanaelmartel/pen/qOmwYN</text:p>
      <text:p text:style-name="P19"/>
      <text:p text:style-name="P9">Quels problèmes ergonomiques peuvent-être améliorés (<text:span text:style-name="T13">proximité</text:span>)<text:span text:style-name="T14"> </text:span>?</text:p>
      <text:p text:style-name="P10"/>
      <text:p text:style-name="P8">Corrigez-les (sur codepen en utilisant «fork») et mettez votre URL i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language="fr" fo:country="FR" fo:font-weight="bold" officeooo:rsid="000d87ec" officeooo:paragraph-rsid="000d87ec" style:font-size-asian="12pt" style:font-weight-asian="bold"/>
    </style:style>
    <style:style style:name="MT1" style:family="text">
      <style:text-properties officeooo:rsid="002a7bf2"/>
    </style:style>
    <style:style style:name="MT2" style:family="text">
      <style:text-properties officeooo:rsid="001159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D <text:span text:style-name="MT1">3 —</text:span> Interface Homme <text:span text:style-name="MT2">Machin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scussion is an important part of this practical, so you will learn more if you do it in a scheduled lab, and less if skim through it on your own</dc:title>
    <meta:initial-creator>Dept of Computing Science</meta:initial-creator>
    <meta:creation-date>2005-02-04T17:25:00</meta:creation-date>
    <dc:creator>Nathanaël Martel</dc:creator>
    <dc:date>2017-10-05T08:01:13.628222356</dc:date>
    <meta:print-date>2005-02-04T14:42:00</meta:print-date>
    <meta:editing-cycles>50</meta:editing-cycles>
    <meta:editing-duration>PT17H1M44S</meta:editing-duration>
    <meta:generator>LibreOffice/5.3.1.2$Linux_X86_64 LibreOffice_project/30m0$Build-2</meta:generator>
    <meta:document-statistic meta:table-count="1" meta:image-count="0" meta:object-count="0" meta:page-count="5" meta:paragraph-count="87" meta:word-count="1028" meta:character-count="6465" meta:non-whitespace-character-count="5516"/>
  </office:meta>
</office:document-meta>
</file>